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7cm" fo:margin-left="0cm" fo:margin-right="-0.011cm" table:align="margins" style:writing-mode="lr-tb"/>
    </style:style>
    <style:style style:name="Table6.A" style:family="table-column">
      <style:table-column-properties style:column-width="1.651cm" style:rel-column-width="6365*"/>
    </style:style>
    <style:style style:name="Table6.B" style:family="table-column">
      <style:table-column-properties style:column-width="3.45cm" style:rel-column-width="13304*"/>
    </style:style>
    <style:style style:name="Table6.C" style:family="table-column">
      <style:table-column-properties style:column-width="4.082cm" style:rel-column-width="15735*"/>
    </style:style>
    <style:style style:name="Table6.D" style:family="table-column">
      <style:table-column-properties style:column-width="7.814cm" style:rel-column-width="3013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18" style:family="table">
      <style:table-properties style:width="16.958cm" table:align="right" style:writing-mode="lr-tb"/>
    </style:style>
    <style:style style:name="Table18.A" style:family="table-column">
      <style:table-column-properties style:column-width="4.286cm"/>
    </style:style>
    <style:style style:name="Table18.B" style:family="table-column">
      <style:table-column-properties style:column-width="12.67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58cm" table:align="right" style:writing-mode="lr-tb"/>
    </style:style>
    <style:style style:name="Table1.A" style:family="table-column">
      <style:table-column-properties style:column-width="4.286cm"/>
    </style:style>
    <style:style style:name="Table1.B" style:family="table-column">
      <style:table-column-properties style:column-width="12.67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58cm" table:align="right" style:writing-mode="lr-tb"/>
    </style:style>
    <style:style style:name="Table2.A" style:family="table-column">
      <style:table-column-properties style:column-width="4.286cm"/>
    </style:style>
    <style:style style:name="Table2.B" style:family="table-column">
      <style:table-column-properties style:column-width="12.672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ARial" fo:font-size="10pt" style:font-size-asian="10pt" style:font-size-complex="10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8" style:family="paragraph" style:parent-style-name="Recuo_20_de_20_corpo_20_de_20_texto_20_2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4" style:family="paragraph" style:parent-style-name="Text_20_body_20_indent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fo:color="#000000" style:font-name="ARi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Processo de Seleção</text:p>
      <text:p text:style-name="P7"/>
      <text:p text:style-name="P4"/>
      <text:p text:style-name="P8"/>
      <text:p text:style-name="P8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15">0.4</text:p>
            </table:table-cell>
            <table:table-cell table:style-name="Table6.A1" office:value-type="string">
              <text:p text:style-name="P15">30/06/2006</text:p>
            </table:table-cell>
            <table:table-cell table:style-name="Table6.A1" office:value-type="string">
              <text:p text:style-name="P15">A5 (Gerente) e A10</text:p>
            </table:table-cell>
            <table:table-cell table:style-name="Table6.D1" office:value-type="string">
              <text:p text:style-name="P15">- Refinar artefato com ênfase na semântica do requisito.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Instituições acadêmicas realizam constantes processos de seleção. Desde aqueles utilizados para o ingresso dos alunos na respectiva instituição e até aqueles internos. O registro do processo de seleção, criação e divulgação do edital e do cadastro de candidatos, por exemplo, são algumas das atividades típicas deste processo. </text:p>
      <text:p text:style-name="P19"/>
      <text:p text:style-name="P20">1 – Caso de Uso P.S.1 – <text:span text:style-name="T7">Cadastrar Edit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">Caso de uso:</text:p>
          </table:table-cell>
          <table:table-cell table:style-name="Table18.B1" office:value-type="string">
            <text:p text:style-name="P22">Cadastrar Edital</text:p>
          </table:table-cell>
        </table:table-row>
        <table:table-row>
          <table:table-cell table:style-name="Table18.A2" office:value-type="string">
            <text:p text:style-name="P23">ID:</text:p>
          </table:table-cell>
          <table:table-cell table:style-name="Table18.B2" office:value-type="string">
            <text:p text:style-name="P24">P.S.1</text:p>
          </table:table-cell>
        </table:table-row>
        <table:table-row>
          <table:table-cell table:style-name="Table18.A2" office:value-type="string">
            <text:p text:style-name="P25">Propósito:</text:p>
          </table:table-cell>
          <table:table-cell table:style-name="Table18.B2" office:value-type="string">
            <text:p text:style-name="P26">Este caso de uso tem como função cadastrar um edital.</text:p>
          </table:table-cell>
        </table:table-row>
        <table:table-row>
          <table:table-cell table:style-name="Table18.A2" office:value-type="string">
            <text:p text:style-name="P23">Descrição:</text:p>
          </table:table-cell>
          <table:table-cell table:style-name="Table18.B2" office:value-type="string">
            <text:p text:style-name="P27">Todo Processo de Seleção deverá ser cadastrado no sistema. Cada processo compreende algumas informações importantes, como período da inscrição, número de vagas total e número de vagas por área de concentração, documentos necessários para inscrição, data de realização de provas e data de entrega dos resultados.</text:p>
          </table:table-cell>
        </table:table-row>
        <table:table-row>
          <table:table-cell table:style-name="Table18.A2" office:value-type="string">
            <text:p text:style-name="P23">Ator(es):</text:p>
          </table:table-cell>
          <table:table-cell table:style-name="Table18.B2" office:value-type="string">
            <text:p text:style-name="P28">Coordenação</text:p>
          </table:table-cell>
        </table:table-row>
        <table:table-row>
          <table:table-cell table:style-name="Table18.A2" office:value-type="string">
            <text:p text:style-name="P23">Fluxo Principal:</text:p>
          </table:table-cell>
          <table:table-cell table:style-name="Table18.B2" office:value-type="string">
            <text:p text:style-name="P29">01 A <text:span text:style-name="T8">Coordenação</text:span> preenche as informações para cadastrar um Edital;</text:p>
            <text:p text:style-name="P29">02 A <text:span text:style-name="T8">Coordenação</text:span> requisita a confirmação da operação;</text:p>
            <text:p text:style-name="P30">03 Sistema confirma a operação, cadastrando o Edital. </text:p>
          </table:table-cell>
        </table:table-row>
        <table:table-row>
          <table:table-cell table:style-name="Table18.A2" office:value-type="string">
            <text:p text:style-name="P23">Fluxo Alternativo:</text:p>
          </table:table-cell>
          <table:table-cell table:style-name="Table18.B7" office:value-type="string">
            <text:p text:style-name="P31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8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8.B"/>
              <table:table-row>
                <table:table-cell table:style-name="Table18.B2" office:value-type="string">
                  <text:p text:style-name="P32">Regras de Negócio: <text:span text:style-name="T9">RN 14.3, RN 14.6</text:span></text:p>
                </table:table-cell>
              </table:table-row>
              <table:table-row>
                <table:table-cell table:style-name="Table18.B2" office:value-type="string">
                  <text:p text:style-name="P33">Não Funcionais: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8.A2" office:value-type="string">
            <text:p text:style-name="P23">Prioridade:</text:p>
          </table:table-cell>
          <table:table-cell table:style-name="Table18.B2" office:value-type="string">
            <text:p text:style-name="P23">Média</text:p>
          </table:table-cell>
        </table:table-row>
      </table:table>
      <text:p text:style-name="P34"/>
      <text:p text:style-name="P35"/>
      <text:p text:style-name="P36"/>
      <text:p text:style-name="P20">2 – Caso de Uso P.S.2 – <text:span text:style-name="T7">Inscrever Candida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Inscrever Candidat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P.S.2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inscrever um candidato em um processo seletiv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7">Todo Candidato deverá se cadastrar no sistema. O Candidato deverá fornecer todas as informações dispostas no Edital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Aluno(Candidato)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O Aluno preenche as informações para se inscrever;</text:p>
            <text:p text:style-name="P29">02 O Aluno requisita a confirmação da operação;</text:p>
            <text:p text:style-name="P31">03 O sistema confirma a operação, inscrevendo o candidato e gerando o boleto bancári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7" office:value-type="string">
            <text:p text:style-name="P29">No item 02, caso o candidato queira se inscrever em um Processo de Seleção fora do período estipulado pelo Edital, caso de uso termina.</text:p>
            <text:p text:style-name="P29">No item 02, caso o candidato queira se inscrever no programa de Pós-Graduação, <text:s/>não possua a titulação de graduação, e não esteja apto a obtê-la antes da primeira matrícula no programa, caso de uso termina.</text:p>
            <text:p text:style-name="P31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8.1.1" office:value-type="string">
                  <text:p text:style-name="P32">Regras de Negócio: RN 14.2, RN 14.5 </text:p>
                </table:table-cell>
              </table:table-row>
              <table:table-row>
                <table:table-cell table:style-name="Table1.B2" office:value-type="string">
                  <text:p text:style-name="P33">Não Funcionais: <text:span text:style-name="T10">NF 01, NF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Média</text:p>
          </table:table-cell>
        </table:table-row>
      </table:table>
      <text:p text:style-name="P34"/>
      <text:p text:style-name="P20">3 – Caso de Uso P.S.3 – <text:span text:style-name="T7">Relatar Resultado da Seleçã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Relatar Resultado da Seleção</text:p>
          </table:table-cell>
        </table:table-row>
        <table:table-row>
          <table:table-cell table:style-name="Table2.A2" office:value-type="string">
            <text:p text:style-name="P23">ID:</text:p>
          </table:table-cell>
          <table:table-cell table:style-name="Table2.B2" office:value-type="string">
            <text:p text:style-name="P24">P.S.3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relatar um resultado de um processo de seleção.</text:p>
          </table:table-cell>
        </table:table-row>
        <table:table-row>
          <table:table-cell table:style-name="Table2.A2" office:value-type="string">
            <text:p text:style-name="P23">Descrição:</text:p>
          </table:table-cell>
          <table:table-cell table:style-name="Table2.B2" office:value-type="string">
            <text:p text:style-name="P27">A aplicação de um exame de seleção é seguida da respectiva avaliação dos resultados obtidos pelos candidatos. Os resultados obtidos deverão ser cadastrados. Para tal é suficiente identificar o processo de seleção em questão e, para cada candidato, fornecer o resultado correspondente. Observe que o sistema apenas recebe os resultados e os classifica. Critérios de desempate e outras situações peculiares não serão tratados pelo sistema, mas pela comissão de avaliação. </text:p>
          </table:table-cell>
        </table:table-row>
        <table:table-row>
          <table:table-cell table:style-name="Table2.A2" office:value-type="string">
            <text:p text:style-name="P23">Ator(es):</text:p>
          </table:table-cell>
          <table:table-cell table:style-name="Table2.B2" office:value-type="string">
            <text:p text:style-name="P28">Coordenação</text:p>
          </table:table-cell>
        </table:table-row>
        <table:table-row>
          <table:table-cell table:style-name="Table2.A2" office:value-type="string">
            <text:p text:style-name="P23">Fluxo Principal:</text:p>
          </table:table-cell>
          <table:table-cell table:style-name="Table2.B2" office:value-type="string">
            <text:p text:style-name="P37">01 A <text:span text:style-name="T8">Coordenação seleciona o processo de seleção apartir de um período;</text:span></text:p>
            <text:p text:style-name="P38">02 A<text:span text:style-name="T8"> Coordenação seleciona o candidato apartir do processo de seleção informado;</text:span></text:p>
            <text:p text:style-name="P39">03 A <text:span text:style-name="T8">Coordenação</text:span> preenche as informações para relatar o resultado de seleção;</text:p>
            <text:p text:style-name="P37">04 A <text:span text:style-name="T8">Coordenação</text:span> requisita a confirmação da operação;</text:p>
            <text:p text:style-name="P40">05 O sistema confirma a operação. </text:p>
          </table:table-cell>
        </table:table-row>
        <table:table-row>
          <table:table-cell table:style-name="Table2.A2" office:value-type="string">
            <text:p text:style-name="P23">Fluxo Alternativo:</text:p>
          </table:table-cell>
          <table:table-cell table:style-name="Table2.B7" office:value-type="string">
            <text:p text:style-name="P31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2.B"/>
              <table:table-row>
                <table:table-cell table:style-name="Table2.B8.1.1" office:value-type="string">
                  <text:p text:style-name="P32">Regras de Negócio: RN 14.4</text:p>
                </table:table-cell>
              </table:table-row>
              <table:table-row>
                <table:table-cell table:style-name="Table2.B2" office:value-type="string">
                  <text:p text:style-name="P33">Não Funcionais: NF 01, <text:span text:style-name="T10">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3">Prioridade:</text:p>
          </table:table-cell>
          <table:table-cell table:style-name="Table2.B2" office:value-type="string">
            <text:p text:style-name="P23">Média</text:p>
          </table:table-cell>
        </table:table-row>
      </table:table>
      <text:p text:style-name="P34"/>
      <text:p text:style-name="P20">4 – Caso de Uso P.S.4 – <text:span text:style-name="T7">Autorizar Divulg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Caso de uso:</text:p>
          </table:table-cell>
          <table:table-cell table:style-name="Table3.B1" office:value-type="string">
            <text:p text:style-name="P22">Autorizar Divulgação</text:p>
          </table:table-cell>
        </table:table-row>
        <table:table-row>
          <table:table-cell table:style-name="Table3.A2" office:value-type="string">
            <text:p text:style-name="P23">ID:</text:p>
          </table:table-cell>
          <table:table-cell table:style-name="Table3.B2" office:value-type="string">
            <text:p text:style-name="P24">P.S.4</text:p>
          </table:table-cell>
        </table:table-row>
        <table:table-row>
          <table:table-cell table:style-name="Table3.A2" office:value-type="string">
            <text:p text:style-name="P25">Propósito:</text:p>
          </table:table-cell>
          <table:table-cell table:style-name="Table3.B2" office:value-type="string">
            <text:p text:style-name="P26">Este caso de uso tem como função autorizar a divulgação de um processo seletivo.</text:p>
          </table:table-cell>
        </table:table-row>
        <table:table-row>
          <table:table-cell table:style-name="Table3.A2" office:value-type="string">
            <text:p text:style-name="P23">Descrição:</text:p>
          </table:table-cell>
          <table:table-cell table:style-name="Table3.B2" office:value-type="string">
            <text:p text:style-name="P27">Os resultados de processo de seleção poderão ser fornecidos durante um considerável intervalo de tempo. Em conseqüência, o “resultado final” só poderá ser divulgado através de uma operação explícita. Antes desta data os resultados parciais - nem todos os resultados obtidos pelos candidatos podem ter sido fornecidos - não estarão disponíveis para consulta de terceiros. </text:p>
          </table:table-cell>
        </table:table-row>
        <table:table-row>
          <table:table-cell table:style-name="Table3.A2" office:value-type="string">
            <text:p text:style-name="P23">Ator(es):</text:p>
          </table:table-cell>
          <table:table-cell table:style-name="Table3.B2" office:value-type="string">
            <text:p text:style-name="P28">Coordenação</text:p>
          </table:table-cell>
        </table:table-row>
        <table:table-row>
          <table:table-cell table:style-name="Table3.A2" office:value-type="string">
            <text:p text:style-name="P23">Fluxo Principal:</text:p>
          </table:table-cell>
          <table:table-cell table:style-name="Table3.B2" office:value-type="string">
            <text:p text:style-name="P37">01 Coordenação<text:span text:style-name="T8"> seleciona o processo de seleção apartir de um período;</text:span></text:p>
            <text:p text:style-name="P38">02 Coordenação informa o período de divulgação do resultado e autoriza a divulgação;</text:p>
            <text:p text:style-name="P39">03 Coordenação requisita a confirmação da operação;</text:p>
            <text:p text:style-name="P41">04 O sistema confirma a operação.</text:p>
          </table:table-cell>
        </table:table-row>
        <table:table-row>
          <table:table-cell table:style-name="Table3.A2" office:value-type="string">
            <text:p text:style-name="P23">Fluxo Alternativo:</text:p>
          </table:table-cell>
          <table:table-cell table:style-name="Table3.B7" office:value-type="string">
            <text:p text:style-name="P31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3.B"/>
              <table:table-row>
                <table:table-cell table:style-name="Table3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3">Não Funcionais: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3">Prioridade:</text:p>
          </table:table-cell>
          <table:table-cell table:style-name="Table3.B2" office:value-type="string">
            <text:p text:style-name="P23">Média</text:p>
          </table:table-cell>
        </table:table-row>
      </table:table>
      <text:p text:style-name="P34"/>
      <text:p text:style-name="P36"/>
      <text:p text:style-name="P20">5 – Caso de Uso P.S.5 – <text:span text:style-name="T7">Excluir Processo de Seleção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22">Excluir Processo de Seleção</text:p>
          </table:table-cell>
        </table:table-row>
        <table:table-row>
          <table:table-cell table:style-name="Table4.A2" office:value-type="string">
            <text:p text:style-name="P23">ID:</text:p>
          </table:table-cell>
          <table:table-cell table:style-name="Table4.B2" office:value-type="string">
            <text:p text:style-name="P24">P.S.5</text:p>
          </table:table-cell>
        </table:table-row>
        <table:table-row>
          <table:table-cell table:style-name="Table4.A2" office:value-type="string">
            <text:p text:style-name="P25">Propósito:</text:p>
          </table:table-cell>
          <table:table-cell table:style-name="Table4.B2" office:value-type="string">
            <text:p text:style-name="P26">Este caso de uso tem como função excluir um processo seletivo.</text:p>
          </table:table-cell>
        </table:table-row>
        <table:table-row>
          <table:table-cell table:style-name="Table4.A2" office:value-type="string">
            <text:p text:style-name="P23">Descrição:</text:p>
          </table:table-cell>
          <table:table-cell table:style-name="Table4.B2" office:value-type="string">
            <text:p text:style-name="P27">Um processo de seleção pode ser excluído. Contudo, algumas dependências, caso existam, tornam esta operação impossibilitada de ocorrer. Por exemplo, caso existam candidatos inscritos no respectivo processo. Neste e noutros casos, uma lista de dependências deverá ser exibida. Só após removidas todas as dependências, o processo de seleção poderá ser removido. </text:p>
          </table:table-cell>
        </table:table-row>
        <table:table-row>
          <table:table-cell table:style-name="Table4.A2" office:value-type="string">
            <text:p text:style-name="P23">Ator(es):</text:p>
          </table:table-cell>
          <table:table-cell table:style-name="Table4.B2" office:value-type="string">
            <text:p text:style-name="P28">Coordenação</text:p>
          </table:table-cell>
        </table:table-row>
        <table:table-row>
          <table:table-cell table:style-name="Table4.A2" office:value-type="string">
            <text:p text:style-name="P23">Fluxo Principal:</text:p>
          </table:table-cell>
          <table:table-cell table:style-name="Table4.B2" office:value-type="string">
            <text:p text:style-name="P42">01 Coordenação um <text:span text:style-name="T11">Seleciona Processo de Seleção</text:span>;</text:p>
            <text:p text:style-name="P43">02 O sistema verifica se este não possui nenhuma dependência, tais como candidatos inscritos, etc;</text:p>
            <text:p text:style-name="P42">03 <text:s/>A <text:span text:style-name="T8">Coordenação</text:span> requisita a exclusão;</text:p>
            <text:p text:style-name="P41">04 O sistema confirma a operação, excluindo o processo de seleção e o seu Edital.</text:p>
          </table:table-cell>
        </table:table-row>
        <table:table-row>
          <table:table-cell table:style-name="Table4.A2" office:value-type="string">
            <text:p text:style-name="P23">Fluxo Alternativo:</text:p>
          </table:table-cell>
          <table:table-cell table:style-name="Table4.B7" office:value-type="string">
            <text:p text:style-name="P44">No item 02, se Processo de Seleção informado possuir dependências, exibir lista contendo estas dependências, e encerrar caso de uso.</text:p>
          </table:table-cell>
        </table:table-row>
        <table:table-row>
          <table:table-cell table:style-name="Table4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4.B"/>
              <table:table-row>
                <table:table-cell table:style-name="Table4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33">Não Funcionais: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3">Prioridade:</text:p>
          </table:table-cell>
          <table:table-cell table:style-name="Table4.B2" office:value-type="string">
            <text:p text:style-name="P23">Média</text:p>
          </table:table-cell>
        </table:table-row>
      </table:table>
      <text:p text:style-name="P34"/>
      <text:p text:style-name="P20">6 – Caso de Uso P.S.6 – <text:span text:style-name="T7">Obter Boleto Bancário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aso de uso:</text:p>
          </table:table-cell>
          <table:table-cell table:style-name="Table5.B1" office:value-type="string">
            <text:p text:style-name="P22">Obter Boleto Bancário</text:p>
          </table:table-cell>
        </table:table-row>
        <table:table-row>
          <table:table-cell table:style-name="Table5.A2" office:value-type="string">
            <text:p text:style-name="P23">ID:</text:p>
          </table:table-cell>
          <table:table-cell table:style-name="Table5.B2" office:value-type="string">
            <text:p text:style-name="P24">P.S.6</text:p>
          </table:table-cell>
        </table:table-row>
        <table:table-row>
          <table:table-cell table:style-name="Table5.A2" office:value-type="string">
            <text:p text:style-name="P25">Propósito:</text:p>
          </table:table-cell>
          <table:table-cell table:style-name="Table5.B2" office:value-type="string">
            <text:p text:style-name="P26">Este caso de uso tem como função obter um boleto bancário de um candidato de um processo seletivo.</text:p>
          </table:table-cell>
        </table:table-row>
        <table:table-row>
          <table:table-cell table:style-name="Table5.A2" office:value-type="string">
            <text:p text:style-name="P23">Descrição:</text:p>
          </table:table-cell>
          <table:table-cell table:style-name="Table5.B2" office:value-type="string">
            <text:p text:style-name="P27">Vários serviços oferecidos exigem o pagamento de taxas. Através deste caso de uso, o usuário poderá imprimir o boleto bancário pertinente ao serviço desejado. </text:p>
          </table:table-cell>
        </table:table-row>
        <table:table-row>
          <table:table-cell table:style-name="Table5.A2" office:value-type="string">
            <text:p text:style-name="P23">Ator(es):</text:p>
          </table:table-cell>
          <table:table-cell table:style-name="Table5.B2" office:value-type="string">
            <text:p text:style-name="P28">Aluno</text:p>
          </table:table-cell>
        </table:table-row>
        <table:table-row>
          <table:table-cell table:style-name="Table5.A2" office:value-type="string">
            <text:p text:style-name="P23">Fluxo Principal:</text:p>
          </table:table-cell>
          <table:table-cell table:style-name="Table5.B2" office:value-type="string">
            <text:p text:style-name="P42">01 O Aluno informa o nº de inscrição;</text:p>
            <text:p text:style-name="P42">02 Sistema gera o boleto bancário em formato apropriado para impressão;</text:p>
            <text:p text:style-name="P41">03 <text:s/>O Aluno imprime o boleto bancário.</text:p>
          </table:table-cell>
        </table:table-row>
        <table:table-row>
          <table:table-cell table:style-name="Table5.A2" office:value-type="string">
            <text:p text:style-name="P23">Fluxo Alternativo:</text:p>
          </table:table-cell>
          <table:table-cell table:style-name="Table5.B7" office:value-type="string">
            <text:p text:style-name="P26">No item 01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5.B"/>
              <table:table-row>
                <table:table-cell table:style-name="Table5.B8.1.1" office:value-type="string">
                  <text:p text:style-name="P32">Regras de Negócio: Não se aplica</text:p>
                </table:table-cell>
              </table:table-row>
              <table:table-row>
                <table:table-cell table:style-name="Table5.B2" office:value-type="string">
                  <text:p text:style-name="P33">Não Funcionais: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3">Prioridade:</text:p>
          </table:table-cell>
          <table:table-cell table:style-name="Table5.B2" office:value-type="string">
            <text:p text:style-name="P23">Média</text:p>
          </table:table-cell>
        </table:table-row>
      </table:table>
      <text:p text:style-name="P4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Processo de Seleção</text:p>
            </table:table-cell>
            <table:table-cell table:style-name="Tabela10.B2" office:value-type="string">
              <text:p text:style-name="P9"><text:s text:c="2"/>Data: <text:s/>30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9</text:page-number></text:span><text:span text:style-name="T4"> </text:span><text:span text:style-name="T5">de </text:span><text:span text:style-name="T3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9</text:page-number></text:span><text:span text:style-name="T8"> de </text:span><text:span text:style-name="T7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3:59:07</dc:date>
    <meta:print-date>2003-09-02T15:56:00</meta:print-date>
    <dc:language>pt-BR</dc:language>
    <meta:editing-cycles>129</meta:editing-cycles>
    <meta:editing-duration>PT5H8M5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9" meta:paragraph-count="189" meta:word-count="1309" meta:character-count="8223"/>
  </office:meta>
</office:document-meta>
</file>